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>
      <style:text-properties fo:font-weight="bold" style:font-weight-asian="bold" style:font-weight-complex="bold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fo:font-weight="normal" style:font-weight-asian="normal" style:font-weight-complex="normal"/>
    </style:style>
    <style:style style:name="P4" style:family="paragraph" style:parent-style-name="Body_20_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Body_20_Text">
      <style:text-properties fo:font-variant="normal" fo:text-transform="none" fo:color="#333333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Chapter_20_Heading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8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variant="normal" fo:text-transform="none" fo:color="#333333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333333" style:font-name="Open Sans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variant="normal" fo:text-transform="none" fo:color="#333333" style:font-name="Arial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333333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800000" style:font-name="Open Sans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variant="normal" fo:text-transform="none" fo:color="#800000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variant="normal" fo:text-transform="none" fo:color="#000000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7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color="#00008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Website Development Projects</text:p>
      <text:p text:style-name="Chapter_20_Heading">Lynda Courses</text:p>
      <text:p text:style-name="Body_20_Text">Lynda - <text:span text:style-name="T1">PHP with MySQL Essential Training</text:span> – <text:span text:style-name="T2">makes </text:span><text:span text:style-name="T7">WidgetCorp Website</text:span></text:p>
      <text:p text:style-name="Body_20_Text"><text:tab/>C:\xampp\htdocs\JMS-WidgetCorpProject</text:p>
      <text:p text:style-name="Body_20_Text"/>
      <text:p text:style-name="Body_20_Text">Lynda - <text:span text:style-name="T1">Web Project Workflows with Gulp.js, Git, and Browserify</text:span></text:p>
      <text:p text:style-name="Body_20_Text"><text:tab/>C:\xampp\htdocs\JMS-Workflow-GitHub-Browserify</text:p>
      <text:p text:style-name="Body_20_Text"><text:tab/><text:span text:style-name="T21">GitHub Repository</text:span><text:span text:style-name="T5"> – workflows</text:span></text:p>
      <text:p text:style-name="P4"/>
      <text:p text:style-name="Body_20_Text">Lynda - <text:span text:style-name="T1">JavaScript and AJAX</text:span></text:p>
      <text:p text:style-name="Body_20_Text"><text:tab/>C:\xampp\htdocs\Lynda-Ray-JavaScriptandAjax</text:p>
      <text:p text:style-name="Body_20_Text"/>
      <text:p text:style-name="Body_20_Text">Lynda - <text:span text:style-name="T1">Up and Running with Git and GitHub</text:span></text:p>
      <text:p text:style-name="Body_20_Text"><text:tab/>C:\xampp\htdocs\Lynda-Ray-UpAndRunningWithGitHub</text:p>
      <text:p text:style-name="Body_20_Text"/>
      <text:p text:style-name="Body_20_Text">Lynda - <text:span text:style-name="T1">Git Essential Training <text:s/>- </text:span><text:span text:style-name="T2">makes </text:span><text:span text:style-name="T7">Explore California Website</text:span></text:p>
      <text:p text:style-name="Body_20_Text"><text:span text:style-name="T2"><text:tab/></text:span><text:span text:style-name="T5">C:\Users\JMS2\Documents\explore_california</text:span></text:p>
      <text:p text:style-name="Body_20_Text"><text:span text:style-name="T5"><text:tab/></text:span><text:span text:style-name="T21">GitHub Repository</text:span><text:span text:style-name="T5"> – explore_california</text:span></text:p>
      <text:p text:style-name="P4"/>
      <text:p text:style-name="Body_20_Text"><text:span text:style-name="T5">Lynda -</text:span><text:span text:style-name="T6">Sass Essential Training</text:span></text:p>
      <text:p text:style-name="P4"><text:tab/>C:\xampp\htdocs\Lynda-Ray-SassEssentials</text:p>
      <text:p text:style-name="P4"/>
      <text:p text:style-name="Body_20_Text"><text:span text:style-name="T5">Lynda - </text:span><text:span text:style-name="T6">CSS: Styling Forms</text:span></text:p>
      <text:p text:style-name="P4"><text:tab/>C:\xampp\htdocs\Lynda-Ray-Ex_Files_CSS_Styling_Forms</text:p>
      <text:p text:style-name="P4"/>
      <text:p text:style-name="Body_20_Text"><text:span text:style-name="T5">Lynda - </text:span><text:span text:style-name="T6">Accessing Databases with Object-Oriented PHP</text:span></text:p>
      <text:p text:style-name="P4"><text:tab/>E:\htdocs\DBOOPHP – moved to backup – uses object oriented mySQL format</text:p>
      <text:p text:style-name="P4"/>
      <text:p text:style-name="Body_20_Text"><text:span text:style-name="T5">Lynda - </text:span><text:span text:style-name="T6">jQuery Essential Training – </text:span><text:span text:style-name="T5">makes Hplus Sport Website</text:span></text:p>
      <text:p text:style-name="P4"><text:tab/>C:\xampp\htdocs\Lynda-jQueryEssentials</text:p>
      <text:p text:style-name="P4"/>
      <text:p text:style-name="Body_20_Text"><text:span text:style-name="T5">Lynda - </text:span><text:span text:style-name="T6">Coding Faster with Emmet </text:span><text:span text:style-name="T5">- Shortcuts and tip for using Emmet – Bracket PlugIn</text:span></text:p>
      <text:p text:style-name="P4"><text:tab/>C:\xampp\htdocs\Lynda-Ray-CodingFasterWithEmmet</text:p>
      <text:p text:style-name="P4"/>
      <text:p text:style-name="Body_20_Text"><text:span text:style-name="T5">Lynda - </text:span><text:span text:style-name="T1">Installing and Running Ruby on Rails 5: Windows <text:s/></text:span></text:p>
      <text:p text:style-name="Body_20_Text"><text:span text:style-name="T1"><text:tab/></text:span><text:span text:style-name="T4">C:\Users\JMS2\Documents\RubyProjects\sites\demo_project</text:span></text:p>
      <text:p text:style-name="Body_20_Text"><text:span text:style-name="T4"/></text:p>
      <text:p text:style-name="Body_20_Text"><text:span text:style-name="T4">Lynda – </text:span><text:span text:style-name="T1">Atom Basics</text:span></text:p>
      <text:p text:style-name="Body_20_Text"><text:span text:style-name="T4"><text:tab/>C:\xampp\htdocs\Lynda-Ray-AtomBasics</text:span></text:p>
      <text:p text:style-name="Body_20_Text"><text:span text:style-name="T4"/></text:p>
      <text:p text:style-name="Body_20_Text"><text:span text:style-name="T4"><text:tab/></text:span></text:p>
      <text:p text:style-name="P4"/>
      <text:p text:style-name="P4"/>
      <text:p text:style-name="P4"/>
      <text:p text:style-name="P6">Udemy Courses</text:p>
      <text:p text:style-name="Body_20_Text"><text:span text:style-name="T5">Udemy - </text:span><text:span text:style-name="T15">PHP for Beginners </text:span><text:span text:style-name="T10">– </text:span><text:span text:style-name="T14">makes</text:span><text:span text:style-name="T12"> </text:span><text:span text:style-name="T14">CMS</text:span><text:span text:style-name="T12"> </text:span><text:span text:style-name="T14">Website</text:span></text:p>
      <text:p text:style-name="P5"><text:tab/>C:\xampp\htdocs\CMS</text:p>
      <text:p text:style-name="P5"/>
      <text:p text:style-name="Body_20_Text"><text:span text:style-name="T8">Udemy – </text:span><text:span text:style-name="T9">Build Responsive Real World Websites with HTML5 and CSS3 - </text:span></text:p>
      <text:p text:style-name="Body_20_Text"><text:span text:style-name="T8"><text:tab/></text:span><text:span text:style-name="T2"><text:tab/></text:span><text:span text:style-name="T13">makes Omnifoods website</text:span></text:p>
      <text:p text:style-name="Body_20_Text"><text:span text:style-name="T2"><text:tab/></text:span><text:span text:style-name="T3">C:\xampp\htdocs\Udemy-Jonas-</text:span><text:span text:style-name="T5">BuildResponsiveWebSites</text:span></text:p>
      <text:p text:style-name="P4"/>
      <text:p text:style-name="Body_20_Text"><text:span text:style-name="T4">Udemy</text:span><text:span text:style-name="T1"> – The Complete Web Developer Course</text:span></text:p>
      <text:p text:style-name="P1"/>
      <text:p text:style-name="Body_20_Text"><text:span text:style-name="T1"><text:tab/></text:span><text:span text:style-name="T19">Variety of websites using PHP, javascript, jQuery. MySQL etc.</text:span></text:p>
      <text:p text:style-name="P2"><text:span text:style-name="T1"><text:tab/></text:span><text:span text:style-name="T1">Good Resources</text:span></text:p>
      <text:p text:style-name="P1"><text:soft-page-break/><text:tab/>myWorld Website, BBC duplicate website, etc</text:p>
      <text:p text:style-name="P1"><text:tab/>Movie Rental Project, Student Grading System in python</text:p>
      <text:p text:style-name="P1"/>
      <text:p text:style-name="Body_20_Text"><text:span text:style-name="T4">Udemy</text:span><text:span text:style-name="T1"> - </text:span><text:span text:style-name="T11">T</text:span><text:span text:style-name="T16">he Complete Python/PostgreSQL Developer Course</text:span><text:span text:style-name="T17"> </text:span></text:p>
      <text:p text:style-name="Body_20_Text"><text:span text:style-name="T17"><text:tab/></text:span><text:span text:style-name="T18">Intro to Python/PostgreSQL and gitHub</text:span></text:p>
      <text:p text:style-name="P3"><text:span text:style-name="T20"><text:tab/></text:span>Uses <text:span text:style-name="T1">IDLE</text:span> to run code</text:p>
      <text:p text:style-name="P3"><text:tab/>Code zip files are stored at </text:p>
      <text:p text:style-name="P3"><text:tab/><text:span text:style-name="T1">C:\Users\JMS2\AppData\Local\Programs\Python\Python35-32\UdemyLessons</text:span></text:p>
      <text:p text:style-name="P1"/>
      <text:p text:style-name="Body_20_Text"><text:span text:style-name="T4">Udemy</text:span><text:span text:style-name="T1"> – The Complete Javascript Course</text:span></text:p>
      <text:p text:style-name="P1"><text:tab/>Coding for Pig Game, Budget Website</text:p>
      <text:p text:style-name="Body_20_Text"><text:span text:style-name="T1"><text:tab/></text:span><text:span text:style-name="T4">C:\xampp\htdocs\Udemy-Jonas-CompleteJavaScript-PigGame and Budge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type="double" style:text-underline-width="auto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2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/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top="0in" fo:margin-bottom="0in" style:page-number="auto" style:text-autospace="none"/>
      <style:text-properties fo:color="#000000" style:font-name="Arial1" fo:font-size="10pt" fo:font-weight="normal" style:font-name-asian="Lucida Console" style:font-size-asian="10pt" style:font-name-complex="Lucida Console" style:font-size-complex="10pt"/>
    </style:style>
    <style:style style:name="git_20_Response" style:display-name="git Response" style:family="paragraph" style:parent-style-name="Body_20_Text">
      <style:paragraph-properties fo:margin-top="0in" fo:margin-bottom="0in"/>
      <style:text-properties style:font-name="Arial" fo:font-size="10pt" fo:font-style="italic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063in" fo:margin-bottom="0.37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54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Body_20_Text"><text:file-name text:display="full">C:\Users\JMS2\Documents\Documentation\Lessons-Lynda&amp;Udemy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2-24T15:56:16.86</meta:creation-date>
    <dc:date>2017-03-04T09:32:00.64</dc:date>
    <dc:creator>Green Leaf Services</dc:creator>
    <meta:editing-duration>P1DT17H9M11S</meta:editing-duration>
    <meta:editing-cycles>27</meta:editing-cycles>
    <meta:generator>OpenOffice/4.1.3$Win32 OpenOffice.org_project/413m1$Build-9783</meta:generator>
    <meta:printed-by>Green Leaf Services</meta:printed-by>
    <meta:print-date>2017-02-24T22:17:37.51</meta:print-date>
    <meta:document-statistic meta:table-count="0" meta:image-count="0" meta:object-count="0" meta:page-count="2" meta:paragraph-count="49" meta:word-count="236" meta:character-count="2130"/>
  </office:meta>
</office:document-meta>
</file>